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8" table:default-cell-style-name="ce2"/>
        <table:table-row table:style-name="ro1">
          <table:table-cell office:value-type="string" calcext:value-type="string">
            <text:p>Level 5</text:p>
          </table:table-cell>
          <table:table-cell table:style-name="ce1" office:value-type="string" calcext:value-type="string">
            <text:p>Mean1</text:p>
          </table:table-cell>
          <table:table-cell table:style-name="ce1" office:value-type="string" calcext:value-type="string">
            <text:p>Variance1</text:p>
          </table:table-cell>
          <table:table-cell table:style-name="ce1" office:value-type="string" calcext:value-type="string">
            <text:p>Mean2</text:p>
          </table:table-cell>
          <table:table-cell table:style-name="ce1" office:value-type="string" calcext:value-type="string">
            <text:p>Variance2</text:p>
          </table:table-cell>
          <table:table-cell table:style-name="ce1" office:value-type="string" calcext:value-type="string">
            <text:p>Mean3</text:p>
          </table:table-cell>
          <table:table-cell table:style-name="ce1" office:value-type="string" calcext:value-type="string">
            <text:p>Variance3</text:p>
          </table:table-cell>
          <table:table-cell table:style-name="ce1" office:value-type="string" calcext:value-type="string">
            <text:p>Mean4</text:p>
          </table:table-cell>
          <table:table-cell table:style-name="ce1" office:value-type="string" calcext:value-type="string">
            <text:p>Variance4</text:p>
          </table:table-cell>
          <table:table-cell table:style-name="ce1" office:value-type="string" calcext:value-type="string">
            <text:p>Mean5</text:p>
          </table:table-cell>
          <table:table-cell table:style-name="ce1" office:value-type="string" calcext:value-type="string">
            <text:p>Variance5</text:p>
          </table:table-cell>
          <table:table-cell table:style-name="ce1" office:value-type="string" calcext:value-type="string">
            <text:p>Mean6</text:p>
          </table:table-cell>
          <table:table-cell table:style-name="ce1" office:value-type="string" calcext:value-type="string">
            <text:p>Variance6</text:p>
          </table:table-cell>
          <table:table-cell table:style-name="ce1" office:value-type="string" calcext:value-type="string">
            <text:p>Mean7</text:p>
          </table:table-cell>
          <table:table-cell table:style-name="ce1" office:value-type="string" calcext:value-type="string">
            <text:p>Variance7</text:p>
          </table:table-cell>
          <table:table-cell table:style-name="ce1" office:value-type="string" calcext:value-type="string">
            <text:p>Mean8</text:p>
          </table:table-cell>
          <table:table-cell table:style-name="ce1" office:value-type="string" calcext:value-type="string">
            <text:p>Variance8</text:p>
          </table:table-cell>
          <table:table-cell table:style-name="ce1" office:value-type="string" calcext:value-type="string">
            <text:p>Mean9</text:p>
          </table:table-cell>
          <table:table-cell table:style-name="ce1" office:value-type="string" calcext:value-type="string">
            <text:p>Variance9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.59270722470735" calcext:value-type="float">
            <text:p>6.59270722470735</text:p>
          </table:table-cell>
          <table:table-cell office:value-type="float" office:value="0.181460534437095" calcext:value-type="float">
            <text:p>0.181460534437095</text:p>
          </table:table-cell>
          <table:table-cell office:value-type="float" office:value="6.77952263848851" calcext:value-type="float">
            <text:p>6.77952263848851</text:p>
          </table:table-cell>
          <table:table-cell office:value-type="float" office:value="0.166378598504836" calcext:value-type="float">
            <text:p>0.166378598504836</text:p>
          </table:table-cell>
          <table:table-cell office:value-type="float" office:value="6.63838206221126" calcext:value-type="float">
            <text:p>6.63838206221126</text:p>
          </table:table-cell>
          <table:table-cell office:value-type="float" office:value="0.251842102601764" calcext:value-type="float">
            <text:p>0.251842102601764</text:p>
          </table:table-cell>
          <table:table-cell office:value-type="float" office:value="6.47128342693966" calcext:value-type="float">
            <text:p>6.47128342693966</text:p>
          </table:table-cell>
          <table:table-cell office:value-type="float" office:value="0.337105954408834" calcext:value-type="float">
            <text:p>0.337105954408834</text:p>
          </table:table-cell>
          <table:table-cell office:value-type="float" office:value="6.34292577276311" calcext:value-type="float">
            <text:p>6.34292577276311</text:p>
          </table:table-cell>
          <table:table-cell office:value-type="float" office:value="0.428796722352876" calcext:value-type="float">
            <text:p>0.428796722352876</text:p>
          </table:table-cell>
          <table:table-cell office:value-type="float" office:value="6.24295350980011" calcext:value-type="float">
            <text:p>6.24295350980011</text:p>
          </table:table-cell>
          <table:table-cell office:value-type="float" office:value="0.523025900012456" calcext:value-type="float">
            <text:p>0.523025900012456</text:p>
          </table:table-cell>
          <table:table-cell office:value-type="float" office:value="6.16134960679279" calcext:value-type="float">
            <text:p>6.16134960679279</text:p>
          </table:table-cell>
          <table:table-cell office:value-type="float" office:value="0.580142373390995" calcext:value-type="float">
            <text:p>0.580142373390995</text:p>
          </table:table-cell>
          <table:table-cell office:value-type="float" office:value="6.10660545661352" calcext:value-type="float">
            <text:p>6.10660545661352</text:p>
          </table:table-cell>
          <table:table-cell office:value-type="float" office:value="0.609099496448281" calcext:value-type="float">
            <text:p>0.609099496448281</text:p>
          </table:table-cell>
          <table:table-cell office:value-type="float" office:value="6.08290861965693" calcext:value-type="float">
            <text:p>6.08290861965693</text:p>
          </table:table-cell>
          <table:table-cell office:value-type="float" office:value="0.679347552983735" calcext:value-type="float">
            <text:p>0.679347552983735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float" office:value="1.78144383507727" calcext:value-type="float">
            <text:p>1.78144383507727</text:p>
          </table:table-cell>
          <table:table-cell office:value-type="float" office:value="0" calcext:value-type="float">
            <text:p>0</text:p>
          </table:table-cell>
          <table:table-cell office:value-type="float" office:value="5.20070865473031" calcext:value-type="float">
            <text:p>5.20070865473031</text:p>
          </table:table-cell>
          <table:table-cell office:value-type="float" office:value="0.105513903631106" calcext:value-type="float">
            <text:p>0.105513903631106</text:p>
          </table:table-cell>
          <table:table-cell office:value-type="float" office:value="6.0375186869847" calcext:value-type="float">
            <text:p>6.0375186869847</text:p>
          </table:table-cell>
          <table:table-cell office:value-type="float" office:value="0.119965450932196" calcext:value-type="float">
            <text:p>0.119965450932196</text:p>
          </table:table-cell>
          <table:table-cell office:value-type="float" office:value="6.34713087887997" calcext:value-type="float">
            <text:p>6.34713087887997</text:p>
          </table:table-cell>
          <table:table-cell office:value-type="float" office:value="0.204933837024483" calcext:value-type="float">
            <text:p>0.204933837024483</text:p>
          </table:table-cell>
          <table:table-cell office:value-type="float" office:value="5.99814625897065" calcext:value-type="float">
            <text:p>5.99814625897065</text:p>
          </table:table-cell>
          <table:table-cell office:value-type="float" office:value="0.251468376235909" calcext:value-type="float">
            <text:p>0.251468376235909</text:p>
          </table:table-cell>
          <table:table-cell office:value-type="float" office:value="6.0827410155246" calcext:value-type="float">
            <text:p>6.0827410155246</text:p>
          </table:table-cell>
          <table:table-cell office:value-type="float" office:value="0.342852813563886" calcext:value-type="float">
            <text:p>0.342852813563886</text:p>
          </table:table-cell>
          <table:table-cell office:value-type="float" office:value="6.03965921518334" calcext:value-type="float">
            <text:p>6.03965921518334</text:p>
          </table:table-cell>
          <table:table-cell office:value-type="float" office:value="0.430073372556364" calcext:value-type="float">
            <text:p>0.430073372556364</text:p>
          </table:table-cell>
          <table:table-cell office:value-type="float" office:value="6.03037947256307" calcext:value-type="float">
            <text:p>6.03037947256307</text:p>
          </table:table-cell>
          <table:table-cell office:value-type="float" office:value="0.513524143723433" calcext:value-type="float">
            <text:p>0.513524143723433</text:p>
          </table:table-cell>
          <table:table-cell office:value-type="float" office:value="5.97275821505916" calcext:value-type="float">
            <text:p>5.97275821505916</text:p>
          </table:table-cell>
          <table:table-cell office:value-type="float" office:value="0.542355515286489" calcext:value-type="float">
            <text:p>0.542355515286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20:15:25.102670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8T20:20:28.405404891</dc:date>
    <meta:editing-duration>PT14M26S</meta:editing-duration>
    <meta:editing-cycles>2</meta:editing-cycles>
    <meta:generator>LibreOffice/7.3.1.3$Linux_X86_64 LibreOffice_project/30$Build-3</meta:generator>
    <meta:document-statistic meta:table-count="1" meta:cell-count="57" meta:object-count="0"/>
  </office:meta>
</office:document-meta>
</file>